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1.2417in"/>
    </style:style>
    <style:style style:name="co41" style:family="table-column">
      <style:table-column-properties fo:break-before="auto" style:column-width="0.9965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1 Karta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inocular2" calcext:value-type="string">
            <text:p>binocular2</text:p>
          </table:table-cell>
          <table:table-cell table:formula="of:=IF(ISNUMBER(FIND(&quot;_&quot;; [.H8])); LEFT([.H8]; FIND(&quot;_&quot;; [.H8]) -1); [.H8])" office:value-type="string" office:string-value="star" calcext:value-type="string">
            <text:p>star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inocular2_star</text:p>
          </table:table-cell>
          <table:table-cell table:formula="of:=IF(ISNUMBER(FIND(&quot;_&quot;; [.G8])); RIGHT([.G8]; LEN([.G8]) - FIND(&quot;_&quot;; [.G8])); &quot;&quot;)" office:value-type="string" office:string-value="star" calcext:value-type="string">
            <text:p>star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ne" calcext:value-type="string">
            <text:p>bone</text:p>
          </table:table-cell>
          <table:table-cell table:formula="of:=IF(ISNUMBER(FIND(&quot;_&quot;; [.H9])); LEFT([.H9]; FIND(&quot;_&quot;; [.H9]) -1); [.H9])" office:value-type="string" office:string-value="log" calcext:value-type="string">
            <text:p>log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9])); RIGHT([.G9]; LEN([.G9]) - FIND(&quot;_&quot;; [.G9])); &quot;&quot;)" office:value-type="string" office:string-value="log" calcext:value-type="string">
            <text:p>log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ne" calcext:value-type="string">
            <text:p>bone</text:p>
          </table:table-cell>
          <table:table-cell table:formula="of:=IF(ISNUMBER(FIND(&quot;_&quot;; [.H10])); LEFT([.H10]; FIND(&quot;_&quot;; [.H10]) -1); [.H10])" office:value-type="string" office:string-value="two" calcext:value-type="string">
            <text:p>two</text:p>
          </table:table-cell>
          <table:table-cell table:formula="of:=IF(ISNUMBER(FIND(&quot;_&quot;; [.I10])); LEFT([.I10]; FIND(&quot;_&quot;; [.I10]) -1); [.I10])" office:value-type="string" office:string-value="log" calcext:value-type="string">
            <text:p>log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ne_two_log</text:p>
          </table:table-cell>
          <table:table-cell table:formula="of:=IF(ISNUMBER(FIND(&quot;_&quot;; [.G10])); RIGHT([.G10]; LEN([.G10]) - FIND(&quot;_&quot;; [.G10])); &quot;&quot;)" office:value-type="string" office:string-value="two_log" calcext:value-type="string">
            <text:p>two_log</text:p>
          </table:table-cell>
          <table:table-cell table:formula="of:=IF(ISNUMBER(FIND(&quot;_&quot;; [.H10])); RIGHT([.H10]; LEN([.H10]) - FIND(&quot;_&quot;; [.H10])); &quot;&quot;)" office:value-type="string" office:string-value="log" calcext:value-type="string">
            <text:p>log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or" calcext:value-type="string">
            <text:p>or</text:p>
          </table:table-cell>
          <table:table-cell table:formula="of:=IF(ISNUMBER(FIND(&quot;_&quot;; [.I11])); LEFT([.I11]; FIND(&quot;_&quot;; [.I11]) -1); [.I11])" office:value-type="string" office:string-value="wolf" calcext:value-type="string">
            <text:p>wolf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11])); RIGHT([.G11]; LEN([.G11]) - FIND(&quot;_&quot;; [.G11])); &quot;&quot;)" office:value-type="string" office:string-value="or_wolf" calcext:value-type="string">
            <text:p>or_wolf</text:p>
          </table:table-cell>
          <table:table-cell table:formula="of:=IF(ISNUMBER(FIND(&quot;_&quot;; [.H11])); RIGHT([.H11]; LEN([.H11]) - FIND(&quot;_&quot;; [.H11])); &quot;&quot;)" office:value-type="string" office:string-value="wolf" calcext:value-type="string">
            <text:p>wolf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bow" calcext:value-type="string">
            <text:p>bow</text:p>
          </table:table-cell>
          <table:table-cell table:formula="of:=IF(ISNUMBER(FIND(&quot;_&quot;; [.H12])); LEFT([.H12]; FIND(&quot;_&quot;; [.H12]) -1); [.H12])" office:value-type="string" office:string-value="wolf" calcext:value-type="string">
            <text:p>wolf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2])); RIGHT([.G12]; LEN([.G12]) - FIND(&quot;_&quot;; [.G12])); &quot;&quot;)" office:value-type="string" office:string-value="wolf" calcext:value-type="string">
            <text:p>wolf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bow" calcext:value-type="string">
            <text:p>bow</text:p>
          </table:table-cell>
          <table:table-cell table:formula="of:=IF(ISNUMBER(FIND(&quot;_&quot;; [.H13])); LEFT([.H13]; FIND(&quot;_&quot;; [.H13]) -1); [.H13])" office:value-type="string" office:string-value="wolf" calcext:value-type="string">
            <text:p>wolf</text:p>
          </table:table-cell>
          <table:table-cell table:formula="of:=IF(ISNUMBER(FIND(&quot;_&quot;; [.I13])); LEFT([.I13]; FIND(&quot;_&quot;; [.I13]) -1); [.I13])" office:value-type="string" office:string-value="favour" calcext:value-type="string">
            <text:p>favour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3])); RIGHT([.G13]; LEN([.G13]) - FIND(&quot;_&quot;; [.G13])); &quot;&quot;)" office:value-type="string" office:string-value="wolf_favour" calcext:value-type="string">
            <text:p>wolf_favour</text:p>
          </table:table-cell>
          <table:table-cell table:formula="of:=IF(ISNUMBER(FIND(&quot;_&quot;; [.H13])); RIGHT([.H13]; LEN([.H13]) - FIND(&quot;_&quot;; [.H13])); &quot;&quot;)" office:value-type="string" office:string-value="favour" calcext:value-type="string">
            <text:p>favour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avour" calcext:value-type="string">
            <text:p>favour</text:p>
          </table:table-cell>
          <table:table-cell table:formula="of:=IF(ISNUMBER(FIND(&quot;_&quot;; [.H14])); LEFT([.H14]; FIND(&quot;_&quot;; [.H14]) -1); [.H14])" office:value-type="string" office:string-value="favour" calcext:value-type="string">
            <text:p>favour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4])); RIGHT([.G14]; LEN([.G14]) - FIND(&quot;_&quot;; [.G14])); &quot;&quot;)" office:value-type="string" office:string-value="favour" calcext:value-type="string">
            <text:p>favour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bone" calcext:value-type="string">
            <text:p>bon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5])); RIGHT([.G15]; LEN([.G15]) - FIND(&quot;_&quot;; [.G15])); &quot;&quot;)" office:value-type="string" office:string-value="bone" calcext:value-type="string">
            <text:p>bon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ive" calcext:value-type="string">
            <text:p>five</text:p>
          </table:table-cell>
          <table:table-cell table:formula="of:=IF(ISNUMBER(FIND(&quot;_&quot;; [.H16])); LEFT([.H16]; FIND(&quot;_&quot;; [.H16]) -1); [.H16])" office:value-type="string" office:string-value="food" calcext:value-type="string">
            <text:p>food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6])); RIGHT([.G16]; LEN([.G16]) - FIND(&quot;_&quot;; [.G16])); &quot;&quot;)" office:value-type="string" office:string-value="food" calcext:value-type="string">
            <text:p>food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ive" calcext:value-type="string">
            <text:p>five</text:p>
          </table:table-cell>
          <table:table-cell table:formula="of:=IF(ISNUMBER(FIND(&quot;_&quot;; [.H17])); LEFT([.H17]; FIND(&quot;_&quot;; [.H17]) -1); [.H17])" office:value-type="string" office:string-value="storage" calcext:value-type="string">
            <text:p>storage</text:p>
          </table:table-cell>
          <table:table-cell table:formula="of:=IF(ISNUMBER(FIND(&quot;_&quot;; [.I17])); LEFT([.I17]; FIND(&quot;_&quot;; [.I17]) -1); [.I17])">
            <text:p/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7])); RIGHT([.G17]; LEN([.G17]) - FIND(&quot;_&quot;; [.G17])); &quot;&quot;)" office:value-type="string" office:string-value="storage" calcext:value-type="string">
            <text:p>storage</text:p>
          </table:table-cell>
          <table:table-cell table:formula="of:=IF(ISNUMBER(FIND(&quot;_&quot;; [.H17])); RIGHT([.H17]; LEN([.H17]) - FIND(&quot;_&quot;; [.H17])); &quot;&quot;)">
            <text:p/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od" calcext:value-type="string">
            <text:p>food</text:p>
          </table:table-cell>
          <table:table-cell table:formula="of:=IF(ISNUMBER(FIND(&quot;_&quot;; [.H19])); LEFT([.H19]; FIND(&quot;_&quot;; [.H19]) -1); [.H19])" office:value-type="string" office:string-value="two" calcext:value-type="string">
            <text:p>two</text:p>
          </table:table-cell>
          <table:table-cell table:formula="of:=IF(ISNUMBER(FIND(&quot;_&quot;; [.I19])); LEFT([.I19]; FIND(&quot;_&quot;; [.I19]) -1); [.I19])" office:value-type="string" office:string-value="bone" calcext:value-type="string">
            <text:p>bone</text:p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9])); RIGHT([.G19]; LEN([.G19]) - FIND(&quot;_&quot;; [.G19])); &quot;&quot;)" office:value-type="string" office:string-value="two_bone" calcext:value-type="string">
            <text:p>two_bone</text:p>
          </table:table-cell>
          <table:table-cell table:formula="of:=IF(ISNUMBER(FIND(&quot;_&quot;; [.H19])); RIGHT([.H19]; LEN([.H19]) - FIND(&quot;_&quot;; [.H19])); &quot;&quot;)" office:value-type="string" office:string-value="bone" calcext:value-type="string">
            <text:p>bone</text:p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six" calcext:value-type="string">
            <text:p>six</text:p>
          </table:table-cell>
          <table:table-cell table:formula="of:=IF(ISNUMBER(FIND(&quot;_&quot;; [.H23])); LEFT([.H23]; FIND(&quot;_&quot;; [.H23]) -1); [.H23])" office:value-type="string" office:string-value="bone" calcext:value-type="string">
            <text:p>bone</text:p>
          </table:table-cell>
          <table:table-cell table:formula="of:=IF(ISNUMBER(FIND(&quot;_&quot;; [.I23])); LEFT([.I23]; FIND(&quot;_&quot;; [.I23]) -1); [.I23])" office:value-type="string" office:string-value="two" calcext:value-type="string">
            <text:p>two</text:p>
          </table:table-cell>
          <table:table-cell table:formula="of:=IF(ISNUMBER(FIND(&quot;_&quot;; [.J23])); LEFT([.J23]; FIND(&quot;_&quot;; [.J23]) -1); [.J23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3])); RIGHT([.G23]; LEN([.G23]) - FIND(&quot;_&quot;; [.G23])); &quot;&quot;)" office:value-type="string" office:string-value="bone_two_food" calcext:value-type="string">
            <text:p>bone_two_food</text:p>
          </table:table-cell>
          <table:table-cell table:formula="of:=IF(ISNUMBER(FIND(&quot;_&quot;; [.H23])); RIGHT([.H23]; LEN([.H23]) - FIND(&quot;_&quot;; [.H23])); &quot;&quot;)" office:value-type="string" office:string-value="two_food" calcext:value-type="string">
            <text:p>two_food</text:p>
          </table:table-cell>
          <table:table-cell table:formula="of:=IF(ISNUMBER(FIND(&quot;_&quot;; [.I23])); RIGHT([.I23]; LEN([.I23]) - FIND(&quot;_&quot;; [.I23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six" calcext:value-type="string">
            <text:p>six</text:p>
          </table:table-cell>
          <table:table-cell table:formula="of:=IF(ISNUMBER(FIND(&quot;_&quot;; [.H24])); LEFT([.H24]; FIND(&quot;_&quot;; [.H24]) -1); [.H24])" office:value-type="string" office:string-value="food" calcext:value-type="string">
            <text:p>food</text:p>
          </table:table-cell>
          <table:table-cell table:formula="of:=IF(ISNUMBER(FIND(&quot;_&quot;; [.I24])); LEFT([.I24]; FIND(&quot;_&quot;; [.I24]) -1); [.I24])" office:value-type="string" office:string-value="two" calcext:value-type="string">
            <text:p>two</text:p>
          </table:table-cell>
          <table:table-cell table:formula="of:=IF(ISNUMBER(FIND(&quot;_&quot;; [.J24])); LEFT([.J24]; FIND(&quot;_&quot;; [.J24]) -1); [.J24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4])); RIGHT([.G24]; LEN([.G24]) - FIND(&quot;_&quot;; [.G24])); &quot;&quot;)" office:value-type="string" office:string-value="food_two_bone" calcext:value-type="string">
            <text:p>food_two_bone</text:p>
          </table:table-cell>
          <table:table-cell table:formula="of:=IF(ISNUMBER(FIND(&quot;_&quot;; [.H24])); RIGHT([.H24]; LEN([.H24]) - FIND(&quot;_&quot;; [.H24])); &quot;&quot;)" office:value-type="string" office:string-value="two_bone" calcext:value-type="string">
            <text:p>two_bone</text:p>
          </table:table-cell>
          <table:table-cell table:formula="of:=IF(ISNUMBER(FIND(&quot;_&quot;; [.I24])); RIGHT([.I24]; LEN([.I24]) - FIND(&quot;_&quot;; [.I24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swords" calcext:value-type="string">
            <text:p>swords</text:p>
          </table:table-cell>
          <table:table-cell table:formula="of:=IF(ISNUMBER(FIND(&quot;_&quot;; [.H25])); LEFT([.H25]; FIND(&quot;_&quot;; [.H25]) -1); [.H25])" office:value-type="string" office:string-value="bone" calcext:value-type="string">
            <text:p>bone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5])); RIGHT([.G25]; LEN([.G25]) - FIND(&quot;_&quot;; [.G25])); &quot;&quot;)" office:value-type="string" office:string-value="bone" calcext:value-type="string">
            <text:p>bone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words" calcext:value-type="string">
            <text:p>swords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<text:span text:style-name="T1">swords_food</text:span>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words" calcext:value-type="string">
            <text:p>swords</text:p>
          </table:table-cell>
          <table:table-cell table:formula="of:=IF(ISNUMBER(FIND(&quot;_&quot;; [.H27])); LEFT([.H27]; FIND(&quot;_&quot;; [.H27]) -1); [.H27])" office:value-type="string" office:string-value="three" calcext:value-type="string">
            <text:p>three</text:p>
          </table:table-cell>
          <table:table-cell table:formula="of:=IF(ISNUMBER(FIND(&quot;_&quot;; [.I27])); LEFT([.I27]; FIND(&quot;_&quot;; [.I27]) -1); [.I27])" office:value-type="string" office:string-value="food" calcext:value-type="string">
            <text:p>food</text:p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27])); RIGHT([.G27]; LEN([.G27]) - FIND(&quot;_&quot;; [.G27])); &quot;&quot;)" office:value-type="string" office:string-value="three_food" calcext:value-type="string">
            <text:p>three_food</text:p>
          </table:table-cell>
          <table:table-cell table:formula="of:=IF(ISNUMBER(FIND(&quot;_&quot;; [.H27])); RIGHT([.H27]; LEN([.H27]) - FIND(&quot;_&quot;; [.H27])); &quot;&quot;)" office:value-type="string" office:string-value="food" calcext:value-type="string">
            <text:p>food</text:p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hree" calcext:value-type="string">
            <text:p>three</text:p>
          </table:table-cell>
          <table:table-cell table:formula="of:=IF(ISNUMBER(FIND(&quot;_&quot;; [.H28])); LEFT([.H28]; FIND(&quot;_&quot;; [.H28]) -1); [.H28])" office:value-type="string" office:string-value="bone" calcext:value-type="string">
            <text:p>bone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28])); RIGHT([.G28]; LEN([.G28]) - FIND(&quot;_&quot;; [.G28])); &quot;&quot;)" office:value-type="string" office:string-value="bone" calcext:value-type="string">
            <text:p>bone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hree" calcext:value-type="string">
            <text:p>three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 office:value-type="string" office:string-value="favour" calcext:value-type="string">
            <text:p>favour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<text:span text:style-name="T1">three_bone_</text:span>favour</text:p>
          </table:table-cell>
          <table:table-cell table:formula="of:=IF(ISNUMBER(FIND(&quot;_&quot;; [.G29])); RIGHT([.G29]; LEN([.G29]) - FIND(&quot;_&quot;; [.G29])); &quot;&quot;)" office:value-type="string" office:string-value="bone_favour" calcext:value-type="string">
            <text:p>bone_favour</text:p>
          </table:table-cell>
          <table:table-cell table:formula="of:=IF(ISNUMBER(FIND(&quot;_&quot;; [.H29])); RIGHT([.H29]; LEN([.H29]) - FIND(&quot;_&quot;; [.H29])); &quot;&quot;)" office:value-type="string" office:string-value="favour" calcext:value-type="string">
            <text:p>favour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hree" calcext:value-type="string">
            <text:p>three</text:p>
          </table:table-cell>
          <table:table-cell table:formula="of:=IF(ISNUMBER(FIND(&quot;_&quot;; [.H30])); LEFT([.H30]; FIND(&quot;_&quot;; [.H30]) -1); [.H30])" office:value-type="string" office:string-value="bone" calcext:value-type="string">
            <text:p>bone</text:p>
          </table:table-cell>
          <table:table-cell table:formula="of:=IF(ISNUMBER(FIND(&quot;_&quot;; [.I30])); LEFT([.I30]; FIND(&quot;_&quot;; [.I30]) -1); [.I30])" office:value-type="string" office:string-value="log" calcext:value-type="string">
            <text:p>log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0])); RIGHT([.G30]; LEN([.G30]) - FIND(&quot;_&quot;; [.G30])); &quot;&quot;)" office:value-type="string" office:string-value="bone_log" calcext:value-type="string">
            <text:p>bone_log</text:p>
          </table:table-cell>
          <table:table-cell table:formula="of:=IF(ISNUMBER(FIND(&quot;_&quot;; [.H30])); RIGHT([.H30]; LEN([.H30]) - FIND(&quot;_&quot;; [.H30])); &quot;&quot;)" office:value-type="string" office:string-value="log" calcext:value-type="string">
            <text:p>log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hree" calcext:value-type="string">
            <text:p>three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 office:value-type="string" office:string-value="star" calcext:value-type="string">
            <text:p>star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1])); RIGHT([.G31]; LEN([.G31]) - FIND(&quot;_&quot;; [.G31])); &quot;&quot;)" office:value-type="string" office:string-value="bone_star" calcext:value-type="string">
            <text:p>bone_star</text:p>
          </table:table-cell>
          <table:table-cell table:formula="of:=IF(ISNUMBER(FIND(&quot;_&quot;; [.H31])); RIGHT([.H31]; LEN([.H31]) - FIND(&quot;_&quot;; [.H31])); &quot;&quot;)" office:value-type="string" office:string-value="star" calcext:value-type="string">
            <text:p>star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2])); RIGHT([.G32]; LEN([.G32]) - FIND(&quot;_&quot;; [.G32])); &quot;&quot;)" office:value-type="string" office:string-value="bone_two_log" calcext:value-type="string">
            <text:p>bone_two_log</text:p>
          </table:table-cell>
          <table:table-cell table:formula="of:=IF(ISNUMBER(FIND(&quot;_&quot;; [.H32])); RIGHT([.H32]; LEN([.H32]) - FIND(&quot;_&quot;; [.H32])); &quot;&quot;)" office:value-type="string" office:string-value="two_log" calcext:value-type="string">
            <text:p>two_log</text:p>
          </table:table-cell>
          <table:table-cell table:formula="of:=IF(ISNUMBER(FIND(&quot;_&quot;; [.I32])); RIGHT([.I32]; LEN([.I32]) - FIND(&quot;_&quot;; [.I32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discard" calcext:value-type="string">
            <text:p>discard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3])); RIGHT([.G33]; LEN([.G33]) - FIND(&quot;_&quot;; [.G33])); &quot;&quot;)" office:value-type="string" office:string-value="discard" calcext:value-type="string">
            <text:p>discard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favourstore" calcext:value-type="string">
            <text:p>favourstore</text:p>
          </table:table-cell>
          <table:table-cell table:formula="of:=IF(ISNUMBER(FIND(&quot;_&quot;; [.I34])); LEFT([.I34]; FIND(&quot;_&quot;; [.I34]) -1); [.I34])">
            <text:p/>
          </table:table-cell>
          <table:table-cell table:formula="of:=IF(ISNUMBER(FIND(&quot;_&quot;; [.J34])); LEFT([.J34]; FIND(&quot;_&quot;; [.J34]) -1); [.J34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34])); RIGHT([.G34]; LEN([.G34]) - FIND(&quot;_&quot;; [.G34])); &quot;&quot;)" office:value-type="string" office:string-value="favourstore" calcext:value-type="string">
            <text:p>favourstore</text:p>
          </table:table-cell>
          <table:table-cell table:formula="of:=IF(ISNUMBER(FIND(&quot;_&quot;; [.H34])); RIGHT([.H34]; LEN([.H34]) - FIND(&quot;_&quot;; [.H34])); &quot;&quot;)">
            <text:p/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sun" calcext:value-type="string">
            <text:p>sun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36])); RIGHT([.G36]; LEN([.G36]) - FIND(&quot;_&quot;; [.G36])); &quot;&quot;)" office:value-type="string" office:string-value="sun" calcext:value-type="string">
            <text:p>sun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wo" calcext:value-type="string">
            <text:p>two</text:p>
          </table:table-cell>
          <table:table-cell table:formula="of:=IF(ISNUMBER(FIND(&quot;_&quot;; [.H37])); LEFT([.H37]; FIND(&quot;_&quot;; [.H37]) -1); [.H37])" office:value-type="string" office:string-value="binocular" calcext:value-type="string">
            <text:p>binocula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37])); RIGHT([.G37]; LEN([.G37]) - FIND(&quot;_&quot;; [.G37])); &quot;&quot;)" office:value-type="string" office:string-value="binocular" calcext:value-type="string">
            <text:p>binocula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wo" calcext:value-type="string">
            <text:p>two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38])); RIGHT([.G38]; LEN([.G38]) - FIND(&quot;_&quot;; [.G38])); &quot;&quot;)" office:value-type="string" office:string-value="bone" calcext:value-type="string">
            <text:p>bon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wo" calcext:value-type="string">
            <text:p>two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log" calcext:value-type="string">
            <text:p>log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39])); RIGHT([.G39]; LEN([.G39]) - FIND(&quot;_&quot;; [.G39])); &quot;&quot;)" office:value-type="string" office:string-value="bone_log" calcext:value-type="string">
            <text:p>bone_log</text:p>
          </table:table-cell>
          <table:table-cell table:formula="of:=IF(ISNUMBER(FIND(&quot;_&quot;; [.H39])); RIGHT([.H39]; LEN([.H39]) - FIND(&quot;_&quot;; [.H39])); &quot;&quot;)" office:value-type="string" office:string-value="log" calcext:value-type="string">
            <text:p>log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wo" calcext:value-type="string">
            <text:p>two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two" calcext:value-type="string">
            <text:p>two</text:p>
          </table:table-cell>
          <table:table-cell table:formula="of:=IF(ISNUMBER(FIND(&quot;_&quot;; [.J40])); LEFT([.J40]; FIND(&quot;_&quot;; [.J40]) -1); [.J4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0])); RIGHT([.G40]; LEN([.G40]) - FIND(&quot;_&quot;; [.G40])); &quot;&quot;)" office:value-type="string" office:string-value="bone_two_log" calcext:value-type="string">
            <text:p>bone_two_log</text:p>
          </table:table-cell>
          <table:table-cell table:formula="of:=IF(ISNUMBER(FIND(&quot;_&quot;; [.H40])); RIGHT([.H40]; LEN([.H40]) - FIND(&quot;_&quot;; [.H40])); &quot;&quot;)" office:value-type="string" office:string-value="two_log" calcext:value-type="string">
            <text:p>two_log</text:p>
          </table:table-cell>
          <table:table-cell table:formula="of:=IF(ISNUMBER(FIND(&quot;_&quot;; [.I40])); RIGHT([.I40]; LEN([.I40]) - FIND(&quot;_&quot;; [.I4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card" calcext:value-type="string">
            <text:p>card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1])); RIGHT([.G41]; LEN([.G41]) - FIND(&quot;_&quot;; [.G41])); &quot;&quot;)" office:value-type="string" office:string-value="card" calcext:value-type="string">
            <text:p>card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discard" calcext:value-type="string">
            <text:p>discard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2])); RIGHT([.G42]; LEN([.G42]) - FIND(&quot;_&quot;; [.G42])); &quot;&quot;)" office:value-type="string" office:string-value="discard" calcext:value-type="string">
            <text:p>discard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food" calcext:value-type="string">
            <text:p>food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3])); RIGHT([.G43]; LEN([.G43]) - FIND(&quot;_&quot;; [.G43])); &quot;&quot;)" office:value-type="string" office:string-value="food" calcext:value-type="string">
            <text:p>food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 office:value-type="string" office:string-value="bone" calcext:value-type="string">
            <text:p>bone</text:p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4])); RIGHT([.G44]; LEN([.G44]) - FIND(&quot;_&quot;; [.G44])); &quot;&quot;)" office:value-type="string" office:string-value="food_bone" calcext:value-type="string">
            <text:p>food_bone</text:p>
          </table:table-cell>
          <table:table-cell table:formula="of:=IF(ISNUMBER(FIND(&quot;_&quot;; [.H44])); RIGHT([.H44]; LEN([.H44]) - FIND(&quot;_&quot;; [.H44])); &quot;&quot;)" office:value-type="string" office:string-value="bone" calcext:value-type="string">
            <text:p>bone</text:p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food" calcext:value-type="string">
            <text:p>food</text:p>
          </table:table-cell>
          <table:table-cell table:formula="of:=IF(ISNUMBER(FIND(&quot;_&quot;; [.I45])); LEFT([.I45]; FIND(&quot;_&quot;; [.I45]) -1); [.I45])" office:value-type="string" office:string-value="four" calcext:value-type="string">
            <text:p>four</text:p>
          </table:table-cell>
          <table:table-cell table:formula="of:=IF(ISNUMBER(FIND(&quot;_&quot;; [.J45])); LEFT([.J45]; FIND(&quot;_&quot;; [.J45]) -1); [.J45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5])); RIGHT([.G45]; LEN([.G45]) - FIND(&quot;_&quot;; [.G45])); &quot;&quot;)" office:value-type="string" office:string-value="food_four_bone" calcext:value-type="string">
            <text:p>food_four_bone</text:p>
          </table:table-cell>
          <table:table-cell table:formula="of:=IF(ISNUMBER(FIND(&quot;_&quot;; [.H45])); RIGHT([.H45]; LEN([.H45]) - FIND(&quot;_&quot;; [.H45])); &quot;&quot;)" office:value-type="string" office:string-value="four_bone" calcext:value-type="string">
            <text:p>four_bone</text:p>
          </table:table-cell>
          <table:table-cell table:formula="of:=IF(ISNUMBER(FIND(&quot;_&quot;; [.I45])); RIGHT([.I45]; LEN([.I45]) - FIND(&quot;_&quot;; [.I4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 office:value-type="string" office:string-value="two" calcext:value-type="string">
            <text:p>two</text:p>
          </table:table-cell>
          <table:table-cell table:formula="of:=IF(ISNUMBER(FIND(&quot;_&quot;; [.J46])); LEFT([.J46]; FIND(&quot;_&quot;; [.J46]) -1); [.J46])" office:value-type="string" office:string-value="bone" calcext:value-type="string">
            <text:p>bone</text:p>
          </table:table-cell>
          <table:table-cell office:value-type="string" calcext:value-type="string">
            <text:p>two_food_two_bone</text:p>
          </table:table-cell>
          <table:table-cell table:formula="of:=IF(ISNUMBER(FIND(&quot;_&quot;; [.G46])); RIGHT([.G46]; LEN([.G46]) - FIND(&quot;_&quot;; [.G46])); &quot;&quot;)" office:value-type="string" office:string-value="food_two_bone" calcext:value-type="string">
            <text:p>food_two_bone</text:p>
          </table:table-cell>
          <table:table-cell table:formula="of:=IF(ISNUMBER(FIND(&quot;_&quot;; [.H46])); RIGHT([.H46]; LEN([.H46]) - FIND(&quot;_&quot;; [.H46])); &quot;&quot;)" office:value-type="string" office:string-value="two_bone" calcext:value-type="string">
            <text:p>two_bone</text:p>
          </table:table-cell>
          <table:table-cell table:formula="of:=IF(ISNUMBER(FIND(&quot;_&quot;; [.I46])); RIGHT([.I46]; LEN([.I46]) - FIND(&quot;_&quot;; [.I4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 office:value-type="string" office:string-value="two" calcext:value-type="string">
            <text:p>two</text:p>
          </table:table-cell>
          <table:table-cell table:formula="of:=IF(ISNUMBER(FIND(&quot;_&quot;; [.J47])); LEFT([.J47]; FIND(&quot;_&quot;; [.J47]) -1); [.J47])" office:value-type="string" office:string-value="log" calcext:value-type="string">
            <text:p>log</text:p>
          </table:table-cell>
          <table:table-cell office:value-type="string" calcext:value-type="string">
            <text:p>two_food_two_log</text:p>
          </table:table-cell>
          <table:table-cell table:formula="of:=IF(ISNUMBER(FIND(&quot;_&quot;; [.G47])); RIGHT([.G47]; LEN([.G47]) - FIND(&quot;_&quot;; [.G47])); &quot;&quot;)" office:value-type="string" office:string-value="food_two_log" calcext:value-type="string">
            <text:p>food_two_log</text:p>
          </table:table-cell>
          <table:table-cell table:formula="of:=IF(ISNUMBER(FIND(&quot;_&quot;; [.H47])); RIGHT([.H47]; LEN([.H47]) - FIND(&quot;_&quot;; [.H47])); &quot;&quot;)" office:value-type="string" office:string-value="two_log" calcext:value-type="string">
            <text:p>two_log</text:p>
          </table:table-cell>
          <table:table-cell table:formula="of:=IF(ISNUMBER(FIND(&quot;_&quot;; [.I47])); RIGHT([.I47]; LEN([.I47]) - FIND(&quot;_&quot;; [.I47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log" calcext:value-type="string">
            <text:p>log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48])); RIGHT([.G48]; LEN([.G48]) - FIND(&quot;_&quot;; [.G48])); &quot;&quot;)" office:value-type="string" office:string-value="log" calcext:value-type="string">
            <text:p>log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shield" calcext:value-type="string">
            <text:p>shield</text:p>
          </table:table-cell>
          <table:table-cell table:formula="of:=IF(ISNUMBER(FIND(&quot;_&quot;; [.I49])); LEFT([.I49]; FIND(&quot;_&quot;; [.I49]) -1); [.I49])">
            <text:p/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49])); RIGHT([.G49]; LEN([.G49]) - FIND(&quot;_&quot;; [.G49])); &quot;&quot;)" office:value-type="string" office:string-value="shield" calcext:value-type="string">
            <text:p>shield</text:p>
          </table:table-cell>
          <table:table-cell table:formula="of:=IF(ISNUMBER(FIND(&quot;_&quot;; [.H49])); RIGHT([.H49]; LEN([.H49]) - FIND(&quot;_&quot;; [.H49])); &quot;&quot;)">
            <text:p/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star" calcext:value-type="string">
            <text:p>star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0])); RIGHT([.G50]; LEN([.G50]) - FIND(&quot;_&quot;; [.G50])); &quot;&quot;)" office:value-type="string" office:string-value="star" calcext:value-type="string">
            <text:p>star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un" calcext:value-type="string">
            <text:p>sun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1])); RIGHT([.G51]; LEN([.G51]) - FIND(&quot;_&quot;; [.G51])); &quot;&quot;)" office:value-type="string" office:string-value="sun" calcext:value-type="string">
            <text:p>sun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words" calcext:value-type="string">
            <text:p>swords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2])); RIGHT([.G52]; LEN([.G52]) - FIND(&quot;_&quot;; [.G52])); &quot;&quot;)" office:value-type="string" office:string-value="swords" calcext:value-type="string">
            <text:p>swords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walk" calcext:value-type="string">
            <text:p>walk</text:p>
          </table:table-cell>
          <table:table-cell table:formula="of:=IF(ISNUMBER(FIND(&quot;_&quot;; [.H53])); LEFT([.H53]; FIND(&quot;_&quot;; [.H53]) -1); [.H53])" office:value-type="string" office:string-value="bone" calcext:value-type="string">
            <text:p>bone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3])); RIGHT([.G53]; LEN([.G53]) - FIND(&quot;_&quot;; [.G53])); &quot;&quot;)" office:value-type="string" office:string-value="bone" calcext:value-type="string">
            <text:p>bone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walk" calcext:value-type="string">
            <text:p>walk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4])); RIGHT([.G54]; LEN([.G54]) - FIND(&quot;_&quot;; [.G54])); &quot;&quot;)" office:value-type="string" office:string-value="food" calcext:value-type="string">
            <text:p>food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star" calcext:value-type="string">
            <text:p>star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<text:span text:style-name="T1">walk</text:span>_star</text:p>
          </table:table-cell>
          <table:table-cell table:formula="of:=IF(ISNUMBER(FIND(&quot;_&quot;; [.G55])); RIGHT([.G55]; LEN([.G55]) - FIND(&quot;_&quot;; [.G55])); &quot;&quot;)" office:value-type="string" office:string-value="star" calcext:value-type="string">
            <text:p>star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two" calcext:value-type="string">
            <text:p>two</text:p>
          </table:table-cell>
          <table:table-cell table:formula="of:=IF(ISNUMBER(FIND(&quot;_&quot;; [.I56])); LEFT([.I56]; FIND(&quot;_&quot;; [.I56]) -1); [.I56])" office:value-type="string" office:string-value="bone" calcext:value-type="string">
            <text:p>bone</text:p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6])); RIGHT([.G56]; LEN([.G56]) - FIND(&quot;_&quot;; [.G56])); &quot;&quot;)" office:value-type="string" office:string-value="two_bone" calcext:value-type="string">
            <text:p>two_bone</text:p>
          </table:table-cell>
          <table:table-cell table:formula="of:=IF(ISNUMBER(FIND(&quot;_&quot;; [.H56])); RIGHT([.H56]; LEN([.H56]) - FIND(&quot;_&quot;; [.H56])); &quot;&quot;)" office:value-type="string" office:string-value="bone" calcext:value-type="string">
            <text:p>bone</text:p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four" calcext:value-type="string">
            <text:p>four</text:p>
          </table:table-cell>
          <table:table-cell table:formula="of:=IF(ISNUMBER(FIND(&quot;_&quot;; [.H57])); LEFT([.H57]; FIND(&quot;_&quot;; [.H57]) -1); [.H57])" office:value-type="string" office:string-value="food" calcext:value-type="string">
            <text:p>food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57])); RIGHT([.G57]; LEN([.G57]) - FIND(&quot;_&quot;; [.G57])); &quot;&quot;)" office:value-type="string" office:string-value="food" calcext:value-type="string">
            <text:p>food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zar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brove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kava mytina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inis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dinka muflonu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rybolov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bohu</text:p>
          </table:table-cell>
          <table:table-cell office:value-type="string" calcext:value-type="string">
            <text:p>binocular2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Lepsi rybolov" calcext:value-type="string">
            <text:p>Lepsi rybolov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2" calcext:value-type="string">
            <text:p>swords2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walk" calcext:value-type="string">
            <text:p>walk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2" calcext:value-type="string">
            <text:p>shield2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2" calcext:value-type="string">
            <text:p>walk2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2" calcext:value-type="string">
            <text:p>swords2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2" calcext:value-type="string">
            <text:p>shield2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2" calcext:value-type="string">
            <text:p>walk2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2" calcext:value-type="string">
            <text:p>swords2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Vize bohu" calcext:value-type="string">
            <text:p>Vize bohu</text:p>
          </table:table-cell>
          <table:table-cell table:formula="of:=[$'Akce Novy'.F39]" office:value-type="string" office:string-value="binocular2_star" calcext:value-type="string">
            <text:p>binocular2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Drevo za 2K</text:p>
          </table:table-cell>
          <table:table-cell office:value-type="string" calcext:value-type="string">
            <text:p>two_bone</text:p>
          </table:table-cell>
          <table:table-cell table:style-name="ce12"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Jidlo pri zahan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K za 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2 Akcni karta</text:p>
          </table:table-cell>
          <table:table-cell/>
          <table:table-cell table:style-name="ce12" office:value-type="string" calcext:value-type="string">
            <text:p>two_card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Discard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log</text:p>
          </table:table-cell>
          <table:table-cell office:value-type="string" calcext:value-type="string">
            <text:p>ocko za ocko</text:p>
          </table:table-cell>
          <table:table-cell table:number-columns-repeated="2" table:style-name="ce12" office:value-type="string" calcext:value-type="string">
            <text:p>favour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Znic za Drevo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1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Zakladni 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</table:table-row>
        <table:table-row table:style-name="ro1">
          <table:table-cell/>
          <table:table-cell office:value-type="string" calcext:value-type="string">
            <text:p>Specialni akce</text:p>
          </table:table-cell>
          <table:table-cell office:value-type="string" calcext:value-type="string">
            <text:p>binocular2</text:p>
          </table:table-cell>
          <table:table-cell office:value-type="string" calcext:value-type="string">
            <text:p>Vyber ze dvou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1-3 Utoky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oma nebo|v tere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 vs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dekoliv|mimo ves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Kdekoliv|I ve vsi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K</text:p>
          </table:table-cell>
          <table:table-cell office:value-type="string" calcext:value-type="string">
            <text:p>K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J</text:p>
          </table:table-cell>
          <table:table-cell office:value-type="string" calcext:value-type="string">
            <text:p>J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2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w_o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2_star</text:p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bow</text:p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or_wolf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_favour</text:p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<text:span text:style-name="T1">swords_food</text:span>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swords_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<text:span text:style-name="T1">three_bone_</text:span>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ard</text:p>
          </table:table-cell>
          <table:table-cell office:value-type="string" calcext:value-type="string">
            <text:p>three_bone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bone</text:p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food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rt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irt</text:p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<text:span text:style-name="T1">walk</text:span>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od_two_bone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_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bb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bone_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<text:span text:style-name="T1">swords_food</text:span>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ree_bone_</text:span>favo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dis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hree_favourst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inocul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dis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four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walk</text:span>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16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D1:Sheet15.D214" table:display-filter-buttons="true" table:contains-header="false">
          <table:filter table:target-range-address="Sheet15.E1" table:display-duplicates="false"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0:22:08.233871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1-17T14:53:46.199269401</dc:date>
    <meta:editing-duration>P42DT18H8M43S</meta:editing-duration>
    <meta:editing-cycles>389</meta:editing-cycles>
    <meta:document-statistic meta:table-count="16" meta:cell-count="2426" meta:object-count="0"/>
  </office:meta>
</office:document-meta>
</file>